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officeooo:paragraph-rsid="001ca6f4"/>
    </style:style>
    <style:style style:name="P2" style:family="paragraph" style:parent-style-name="Standard">
      <style:text-properties officeooo:paragraph-rsid="0020c268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Table_20_Contents">
      <style:text-properties officeooo:rsid="0031b7b8" officeooo:paragraph-rsid="0031b7b8"/>
    </style:style>
    <style:style style:name="P5" style:family="paragraph" style:parent-style-name="Table_20_Contents">
      <style:text-properties officeooo:rsid="00391e29" officeooo:paragraph-rsid="00391e29"/>
    </style:style>
    <style:style style:name="P6" style:family="paragraph" style:parent-style-name="Table_20_Contents">
      <style:text-properties officeooo:rsid="004004d0" officeooo:paragraph-rsid="004004d0"/>
    </style:style>
    <style:style style:name="P7" style:family="paragraph" style:parent-style-name="Table_20_Contents">
      <style:text-properties officeooo:rsid="004004d0" officeooo:paragraph-rsid="004e3ddc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3beec7"/>
    </style:style>
    <style:style style:name="T3" style:family="text">
      <style:text-properties officeooo:rsid="00436e41"/>
    </style:style>
    <style:style style:name="T4" style:family="text">
      <style:text-properties officeooo:rsid="0046133a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office:annotation><dc:creator>sge</dc:creator><dc:date>2017-04-04T09:21:14</dc:date><text:p text:style-name="P8"><text:span text:style-name="T5">do cell with sender=view.get_sender(); hp=sender['hp']; hp_infos=view.get_ctct_det(hp); person=sender['person']</text:span></text:p></office:annotation><text:span text:style-name="T3">Expéditeur : </text:span><text:span text:style-name="T3"><text:text-input text:description="">view.fmt(person.firstname)</text:text-input></text:span><text:span text:style-name="T3"><text:text-input text:description="">person.lastname</text:text-input></text:span></text:p>
            <text:p text:style-name="P2"><office:annotation><dc:creator>sge</dc:creator><dc:date>2017-04-21T15:38:05</dc:date><text:p text:style-name="P8"><text:span text:style-name="T5">do text if hp.label.strip()</text:span></text:p></office:annotation><text:text-input text:description="">hp.label</text:text-input></text:p>
            <text:p text:style-name="P2"><office:annotation><dc:creator>sge</dc:creator><dc:date>2017-04-21T15:49:36</dc:date><text:p text:style-name="P8"><text:span text:style-name="T5">do text if hp_infos['email']</text:span></text:p></office:annotation><text:text-input text:description="">hp_infos['email']</text:text-input></text:p>
            <text:p text:style-name="P2"><office:annotation><dc:creator>sge</dc:creator><dc:date>2017-04-26T16:17:48</dc:date><text:p text:style-name="P8"><text:span text:style-name="T6">do text if hp_infos['phone']</text:span></text:p></office:annotation><text:span text:style-name="T4">Tél: </text:span><text:span text:style-name="T4"><text:text-input text:description="">hp_infos['phone']</text:text-input></text:span><text:span text:style-name="T4"><text:text-input text:description="">view.fmt(hp_infos['fax'], ', fax: %s')</text:text-input></text:span></text:p>
            <text:p text:style-name="P2"><office:annotation><dc:creator>sge</dc:creator><dc:date>2017-04-26T16:43:30</dc:date><text:p text:style-name="P8"><text:span text:style-name="T6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P2"><office:annotation><dc:creator>sge</dc:creator><dc:date>2017-04-27T10:50:00</dc:date><text:p text:style-name="P8"><text:span text:style-name="T6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P4">Destinataire :</text:p>
            <text:p text:style-name="P4"><text:conditional-text text:condition="ooow:&quot;view.context_var('recipient')&quot;" text:string-value-if-true="&quot;view.get_full_title(recipient, separator=' - ')&quot;" text:string-value-if-false="">view.get_full_title(recipient, separator=' - ')</text:conditional-text></text:p>
            <text:p text:style-name="P7"><text:conditional-text text:condition="ooow:&quot;view.context_var('recipient')&quot;" text:string-value-if-true="&quot;view.fmt(recipient_infos['address'].get('number', ''), fmt='%s, ')&quot;" text:string-value-if-false="">view.fmt(recipient_infos['address'].get('number', ''), fmt='%s, ')</text:conditional-text><text:conditional-text text:condition="ooow:&quot;view.context_var('recipient')&quot;" text:string-value-if-true="&quot;recipient_infos['address'].get('street', '')&quot;" text:string-value-if-false="">recipient_infos['address'].get('street', '')</text:conditional-text></text:p>
            <text:p text:style-name="P6"><text:conditional-text text:condition="ooow:&quot;view.context_var('recipient')&quot;" text:string-value-if-true="&quot;view.fmt(recipient_infos['address'].get('zip_code',''), fmt='%s, ')&quot;" text:string-value-if-false="">view.fmt(recipient_infos['address'].get('zip_code',''), fmt='%s, ')</text:conditional-text><text:conditional-text text:condition="ooow:&quot;view.context_var('recipient')&quot;" text:string-value-if-true="&quot;recipient_infos['address'].get('city','')&quot;" text:string-value-if-false="">recipient_infos['address'].get('city','')</text:conditional-text></text:p>
            <text:p text:style-name="P6"><text:conditional-text text:condition="ooow:&quot;view.context_var('recipient')&quot;" text:string-value-if-true="&quot;recipient_infos['address'].get('country')&quot;" text:string-value-if-false="">recipient_infos['address'].get('country')</text:conditional-text>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Table_20_Contents"><office:annotation><dc:creator>sge</dc:creator><dc:date>2017-04-19T18:05:50</dc:date><text:p text:style-name="P8"><text:span text:style-name="T5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Standard"/>
      <text:p text:style-name="P3"><text:span text:style-name="T2">Le </text:span><text:span text:style-name="T2"><text:text-input text:description="">view.display_date(field_name='mail_date'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5-05T14:18:43.235655200</dc:date>
    <dc:creator>sge</dc:creator>
    <meta:editing-duration>PT4H57M3S</meta:editing-duration>
    <meta:editing-cycles>50</meta:editing-cycles>
    <meta:document-statistic meta:table-count="1" meta:image-count="0" meta:object-count="0" meta:page-count="1" meta:paragraph-count="14" meta:word-count="71" meta:character-count="795" meta:non-whitespace-character-count="768"/>
  </office:meta>
</office:document-meta>
</file>